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01104692988794631" text:style-name="L1">
        <text:list-item>
          <text:p text:style-name="P1">Personnage :</text:p>
          <text:list>
            <text:list-item>
              <text:p text:style-name="P1">Mécanique de « dash » faisant des dégâts</text:p>
            </text:list-item>
            <text:list-item>
              <text:p text:style-name="P1">Parties améliorables (armures, équipement...) visibles.</text:p>
            </text:list-item>
            <text:list-item>
              <text:p text:style-name="P1">Création graphique du personnage.</text:p>
            </text:list-item>
          </text:list>
        </text:list-item>
      </text:list>
      <text:list xml:id="list7428781392365139937" text:style-name="L2">
        <text:list-item>
          <text:p text:style-name="P2">Salles :</text:p>
          <text:list>
            <text:list-item>
              <text:p text:style-name="P2">Création de salles « types ».</text:p>
            </text:list-item>
            <text:list-item>
              <text:p text:style-name="P2">Création d'étages via configuration de suites de salles.</text:p>
            </text:list-item>
            <text:list-item>
              <text:p text:style-name="P2">Création d'un système de génération aléatoire d'étages.</text:p>
            </text:list-item>
          </text:list>
        </text:list-item>
      </text:list>
      <text:list xml:id="list1491071560049741158" text:style-name="L3">
        <text:list-item>
          <text:p text:style-name="P3">Ennemis :</text:p>
          <text:list>
            <text:list-item>
              <text:p text:style-name="P3">Création de différents types d'ennemis avec différents paternes.</text:p>
            </text:list-item>
            <text:list-item>
              <text:p text:style-name="P3">Choix de la forme d'apparition des ennemis (aléatoire selon niveau de difficulté de la salle, pré-défini selon la salle...)</text:p>
            </text:list-item>
            <text:list-item>
              <text:p text:style-name="P3">Création des boss.</text:p>
            </text:list-item>
          </text:list>
        </text:list-item>
      </text:list>
      <text:list xml:id="list2135684950185820524" text:style-name="L4">
        <text:list-item>
          <text:p text:style-name="P4">Univers :</text:p>
          <text:list>
            <text:list-item>
              <text:p text:style-name="P4">Définition des règles de l'univers.</text:p>
            </text:list-item>
            <text:list-item>
              <text:p text:style-name="P4">Définition de l'histoire / du cadre de l'UX.</text:p>
            </text:list-item>
          </text:list>
        </text:list-item>
      </text:list>
      <text:p text:style-name="Standard"/>
      <text:p text:style-name="Standard">UNIVERS :</text:p>
      <text:p text:style-name="Standard"><text:tab/>Monde futuriste. Le joueur incarne un « sujet de test » de nature inconnue. Il doit évoluer dans différentes salles en surmontant les difficultés qu'elles proposent. Petit à petit, le sujet est amené à faire des choix pour faire évoluer son attirail et choisir la manière dont il veut jouer. Le challenge est de plus en plus important, et un bon choix de compétence est nécessaire afin de fluidifier sa progression. A chaque fin d'étage, il est confronté à un boss, apportant de nouvelles mécaniques, et doit comprendre celles-ci afin de le vaincre. Son arme principale est une capacité conférée par son armure. Celle-ci lui permet de se déplacer extrêmement rapidement sur une courte distance, brisant tout objet fragile sur son chemin sans difficulté. Cette capacité utilise une ressource dont il dispose en faible quantité (réservoir améliorable) et qui se régénère petit à petit grâce à l'air ambiant, ou qui est récupéré lors de la destruction des adversaires. Cette capacité lui permets à la fois d'éviter les capacités adverses et de vaincre ses adversaires. Tout réside donc dans l'utilisation de celle-ci et de la gestion de la ressource clé. Au fur et à mesure des niveaux du mode HISTOIRE, le sujet est amené à choisir entre la réalisation des tests ou à son émancipation afin de s'échapper du laboratoire. Or, les propriétaires de celui-ci laissent délibérément le choix à l'utilisateur afin de tester son obéissance. Si celui-ci est infidèle, il sera détruit et remplacé par une autre génération de clones, modifiée grâce aux résultats des tests de l'utilisateu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5T10:13:16.51</meta:creation-date>
    <dc:date>2021-01-05T10:52:13.04</dc:date>
    <meta:editing-duration>PT8M34S</meta:editing-duration>
    <meta:editing-cycles>2</meta:editing-cycles>
    <meta:generator>OpenOffice/4.1.4$Win32 OpenOffice.org_project/414m5$Build-9788</meta:generator>
    <meta:document-statistic meta:table-count="0" meta:image-count="0" meta:object-count="0" meta:page-count="1" meta:paragraph-count="17" meta:word-count="364" meta:character-count="2192"/>
  </office:meta>
</office:document-meta>
</file>